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2.249cm" style:rel-column-width="1275*"/>
    </style:style>
    <style:style style:name="Tabel1.B" style:family="table-column">
      <style:table-column-properties style:column-width="2.805cm" style:rel-column-width="1590*"/>
    </style:style>
    <style:style style:name="Tabel1.C" style:family="table-column">
      <style:table-column-properties style:column-width="11.945cm" style:rel-column-width="6772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S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Versions Historie</text:p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4">Ver.</text:p>
          </table:table-cell>
          <table:table-cell table:style-name="Tabel1.A1" office:value-type="string">
            <text:p text:style-name="P4">Dato</text:p>
          </table:table-cell>
          <table:table-cell table:style-name="Tabel1.C1" office:value-type="string">
            <text:p text:style-name="P4">Beskrivelse</text:p>
          </table:table-cell>
        </table:table-row>
        <table:table-row>
          <table:table-cell table:style-name="Tabel1.A2" office:value-type="string">
            <text:p text:style-name="P3">0.1</text:p>
          </table:table-cell>
          <table:table-cell table:style-name="Tabel1.B2" office:value-type="date" office:date-value="2013-09-03">
            <text:p text:style-name="P3">03-09-13</text:p>
          </table:table-cell>
          <table:table-cell table:style-name="Tabel1.C2" office:value-type="string">
            <text:p text:style-name="P3">Skabelon til kravspecifikation udfærdiget</text:p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/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/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><text:tab/><text:tab/><text:tab/><text:tab/>__________________________________</text:p>
      <text:p text:style-name="P2">Lasse Lindsted Sørensen - 09421</text:p>
      <text:p text:style-name="P1"/>
      <text:p text:style-name="P1"/>
      <text:p text:style-name="P1"/>
      <text:p text:style-name="P2"><text:tab/><text:tab/><text:tab/><text:tab/><text:tab/><text:tab/><text:tab/><text:tab/><text:tab/>__________________________________</text:p>
      <text:p text:style-name="P2"><text:tab/><text:tab/><text:tab/><text:tab/><text:tab/><text:tab/><text:tab/><text:tab/>Christoffer <text:s/>Lousdahl Werge-1083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NDHOLDS FORTEGNEL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1 – Indledning</text:h>
      <text:p text:style-name="Heading">1.1 – Formål</text:p>
      <text:p text:style-name="Text_20_body"/>
      <text:p text:style-name="Heading">1.2 – Referencer</text:p>
      <text:p text:style-name="Text_20_body"/>
      <text:p text:style-name="Heading">1.3 – Læsevejledning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 – Generel beskrivelse</text:h>
      <text:p text:style-name="Heading">2.1 – Systembeskrivelse</text:p>
      <text:p text:style-name="Text_20_body"/>
      <text:p text:style-name="Heading">2.2 – Systemets funktioner</text:p>
      <text:p text:style-name="Text_20_body"/>
      <text:p text:style-name="Heading">2.3 – Systemets begrænsninger</text:p>
      <text:p text:style-name="Text_20_body"/>
      <text:p text:style-name="Heading">2.4 – Brugerprofil</text:p>
      <text:p text:style-name="Text_20_body"/>
      <text:p text:style-name="Heading">2.5 – Krav til udviklingsforløbet</text:p>
      <text:p text:style-name="Text_20_body"/>
      <text:p text:style-name="Heading">2.6 – Forudsætning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3 – Funktionelle krav – Use Cases</text:h>
      <text:p text:style-name="Text_20_body"/>
      <text:p text:style-name="Heading">3.1 til 3.? Use cases – udfyldes når de komm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4 – Eksterne Grænseflader</text:h>
      <text:p text:style-name="Text_20_body"/>
      <text:p text:style-name="Heading">4.1 – Brugergrænseflade</text:p>
      <text:p text:style-name="Text_20_body"/>
      <text:p text:style-name="Heading">4.2 – Hardware grænseflad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5 – Kvalitetsfaktorer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6 - Designkrav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2M6S</meta:editing-duration>
    <meta:editing-cycles>4</meta:editing-cycles>
    <meta:generator>OpenOffice.org/3.3$Win32 OpenOffice.org_project/330m20$Build-9567</meta:generator>
    <dc:date>2013-09-03T14:38:30.08</dc:date>
    <meta:document-statistic meta:table-count="1" meta:image-count="0" meta:object-count="0" meta:page-count="9" meta:paragraph-count="31" meta:word-count="96" meta:character-count="691"/>
    <meta:user-defined meta:name="Info 1"/>
    <meta:user-defined meta:name="Info 2"/>
    <meta:user-defined meta:name="Info 3"/>
    <meta:user-defined meta:name="Info 4"/>
  </office:meta>
</office:document-meta>
</file>